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RPLogger.text( int logLevel , String loggingMethod , Throwable t , String text , Object [ ] parm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SRPLogger.text( int logLevel , String loggingMethod , Throwable t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int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ntry( int logLevel , String loggingMethod , Object [ ] pa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text( int logLevel , String loggingMethod , String text , Object par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byte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isLogging( int logLev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SRPLogger.text( int logLevel , String loggingMethod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Object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char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short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text( int logLevel , String loggingMethod , String text , Object [ ] pa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ntry( int logLevel , String logging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stackTrace( int logLevel , String loggingMethod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long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boolean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double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ntry( int logLevel , String loggingMethod , Object par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WSRP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ger.exit( int logLevel , String loggingMethod , float re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